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times new roman"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toti"&gt;Par minou !&lt;/div&gt;</text:p>
      <text:p text:style-name="Standard">&lt;div class="tot"&gt;&lt;div class="toi"&gt;Coucou les enfants,</text:p>
      <text:p text:style-name="Standard"/>
      <text:p text:style-name="Standard">Notre grand maître à tous l'a mentionné dans la dernière news, on s'est dit que ça pourrait être sympa de lancer des petites animations hrp [strike]pour compenser le fait qu'on a pas le niveau pour lancer un vrai event rp[/strike]. La première idée est d'organiser un ou plusieurs jeux avec les membres de DM. Dans un premier temps nous avons jeté notre dévolu sur des jeux de type « à identité secrète » (TAN TAN TAN !). Sans plus de suspens, les animations en question :</text:p>
      <text:p text:style-name="Standard"/>
      <text:p text:style-name="Standard">[b]Session « Among Us »[/b]</text:p>
      <text:p text:style-name="Standard">Pour ceux qui ne connaissent pas, Among Us (aka « le jeu avec des petits bonhommes dans l'espace ») c'est un jeu PC qui a [i]franchement[/i] la côte en ce moment. Le principe est simple : vous êtes des explorateurs de l'Espace et votre vaisseau est malencontreusement tombé en panne. Toute l'équipe se mobilise donc pour le réparer. SEULEMENT VOILA, au sein du crew se cache(nt) un ou plusieurs traître.s qui vont tenter d'éliminer les membres de l'équipage sans se faire cramer.</text:p>
      <text:p text:style-name="Standard"/>
      <text:p text:style-name="Standard">Pourquoi il [b]faut[/b] jouer à ce jeu :</text:p>
      <text:p text:style-name="Standard">-Il est très facile à prendre en main</text:p>
      <text:p text:style-name="Standard">-Il est vraiment très rigolo</text:p>
      <text:p text:style-name="Standard">-Vous allez pouvoir découvrir à qui vous ne pourrez jamais faire confiance (à part Cynthia, ça on le sait déjà tous).</text:p>
      <text:p text:style-name="Standard"/>
      <text:p text:style-name="Standard">Ce qui pourrait vous rebuter :</text:p>
      <text:p text:style-name="Standard">-C'est un jeu steam, et par extension payant. Pas très cher mais on comprend que ça fasse chier.</text:p>
      <text:p text:style-name="Standard">-Le vocal est pratiquement indispensable. Il y a un chat écrit intégré au jeu donc ceux qui veulent tenter l'expérience sans se plier au vocal, c'est possible, par contre vous allez ptetre être noyés sous la mauvaise foi de vos petits camarades</text:p>
      <text:p text:style-name="Standard">-Si vous aimez pas trop la joie.</text:p>
      <text:p text:style-name="Standard"/>
      <text:p text:style-name="Standard">Toutes les infos du jeu ici : </text:p>
      <text:p text:style-name="Standard">[url=https://store.steampowered.com/app/945360/Among_Us/]https://store.steampowered.com/app/945360/Among_Us/[/url]</text:p>
      <text:p text:style-name="Standard"/>
      <text:p text:style-name="Standard">[b]Session « Loups-Garous »[/b]</text:p>
      <text:p text:style-name="Standard">Pour les vraiment allergiques au vocal, une seconde activité vous est proposée : on ne le présente plus, c'est le pionnier du genre. Le choix n'est pas encore arrêté mais pour l'instant la plate-forme retenue c'est [url=<text:a xlink:type="simple" xlink:href="https://wolfy.fr/%5Dwolfy%5B/url" text:style-name="Internet_20_link" text:visited-style-name="Visited_20_Internet_20_Link">https://wolfy.fr/]wolfy[/url</text:a>]. On vous tiendra au jus si ça change.</text:p>
      <text:p text:style-name="Standard"/>
      <text:p text:style-name="Standard">[b]C'est quand qu'on joue ?[/b]</text:p>
      <text:p text:style-name="Standard">C'est tout l'objet de ce sondage ! On s'est dit que le week-end ça pouvait être un moment propice pour ce genre d'activités, d'où les dates proposées. On sait qu'on prévient avec pas beaucoup de marge, mais PAS DE PANIQUE, si y a du monde de motivé on pourra reprogrammer des sessions ultérieures. Vous pouvez choisir toutes les dates où vous êtes dispos, on choisira en fonction des choix les plus populaires (en essayant d'éviter les collisions de planning ofc eheh). De même, les heures proposées dans le sondage sont INDICATIVES. C'est surtout pour faire une distinction du jour et si vous préférez faire ça l'aprèm ou le soir mais si les horaires vous arrange pas dites-le nous on pourra s'arranger =D</text:p>
      <text:p text:style-name="Standard"/>
      <text:p text:style-name="Standard">Voilà voilà, à vous les studios !</text:p>
      <text:p text:style-name="Standard"/>
      <text:p text:style-name="Standard">PS : si vous avez des autres idées de jeux sympas tous ensemble, n'hésitez pas à nous en glisser un <text:soft-page-break/>mot pour qu'on voit si on peut s'organiser ça &lt;3</text:p>
      <text:p text:style-name="Standard"/>
      <text:p text:style-name="Standard">Among Us vendredi 2 18h30</text:p>
      <text:p text:style-name="Standard">Among Us samedi 3 14h</text:p>
      <text:p text:style-name="Standard">Among Us samedi 3 18h30</text:p>
      <text:p text:style-name="Standard">Among Us dimanche 4 14h</text:p>
      <text:p text:style-name="Standard">Among Us dimanche 4 18h30</text:p>
      <text:p text:style-name="Standard">LG vendredi 2 18h30</text:p>
      <text:p text:style-name="Standard">LG samedi 3 14h</text:p>
      <text:p text:style-name="Standard">LG samedi 3 18h30</text:p>
      <text:p text:style-name="Standard">LG dimanche 4 14h</text:p>
      <text:p text:style-name="Standard">LG dimanche 4 18h30</text:p>
      <text:p text:style-name="Standard">&lt;/div&gt;&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times new roman"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30T22:18:30.88</meta:creation-date>
    <dc:date>2020-10-01T00:42:09.60</dc:date>
    <dc:creator>Théo </dc:creator>
    <meta:editing-duration>PT2H22M57S</meta:editing-duration>
    <meta:editing-cycles>89</meta:editing-cycles>
    <meta:generator>OpenOffice/4.1.1$Win32 OpenOffice.org_project/411m6$Build-9775</meta:generator>
    <meta:document-statistic meta:table-count="0" meta:image-count="0" meta:object-count="0" meta:page-count="2" meta:paragraph-count="32" meta:word-count="564" meta:character-count="3286"/>
  </office:meta>
</office:document-meta>
</file>